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file LOLOLOLOLOLOL</text:p>
      <text:p text:style-name="Standard"><text:tab/><text:tab/>skdngkjsdngdfgsdfg</text:p>
      <text:p text:style-name="Standard"/>
      <text:p text:style-name="Standard">ohohohohoohohoohohohoohohohoh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yle </meta:initial-creator>
    <meta:creation-date>2014-09-20T18:40:36</meta:creation-date>
    <dc:date>2014-09-20T18:41:43</dc:date>
    <dc:creator>kyle </dc:creator>
    <meta:editing-duration>PT00H01M10S</meta:editing-duration>
    <meta:editing-cycles>1</meta:editing-cycles>
    <meta:generator>OpenOffice.org/3.2$Linux OpenOffice.org_project/320m12$Build-9483</meta:generator>
    <meta:document-statistic meta:table-count="0" meta:image-count="0" meta:object-count="0" meta:page-count="1" meta:paragraph-count="3" meta:word-count="7" meta:character-count="77"/>
  </office:meta>
</office:document-meta>
</file>